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03" style:master-page-name="MasterPage2" style:family="paragraph" style:name="P39">
      <style:text-properties fo:font-size="22pt" style:text-underline-type="none" style:text-underline-width="auto"/>
      <style:paragraph-properties fo:text-align="center" fo:margin-left="0cm" fo:margin-right="0cm" fo:text-indent="0cm"/>
    </style:style>
    <style:style style:family="text" style:name="T25">
      <style:text-properties fo:color="#000000" fo:font-family="Consolas" fo:font-size="22pt" style:text-underline-type="none" style:text-underline-width="auto"/>
    </style:style>
    <style:style style:parent-style-name="603" style:family="paragraph" style:name="P40">
      <style:text-properties style:text-underline-type="none" style:text-underline-width="auto"/>
      <style:paragraph-properties fo:text-align="left" fo:margin-left="0cm" fo:margin-right="0cm" fo:text-indent="0cm"/>
    </style:style>
    <style:style style:family="text" style:name="T26">
      <style:text-properties fo:color="#000000" fo:font-family="Consolas" fo:font-size="10pt" style:text-underline-type="none" style:text-underline-width="auto"/>
    </style:style>
    <style:style style:parent-style-name="603" style:family="paragraph" style:name="P41">
      <style:text-properties fo:font-family="Times New Roman" fo:font-size="15pt" style:text-underline-type="none" style:text-underline-width="auto"/>
      <style:paragraph-properties fo:text-align="left" fo:margin-left="0cm" fo:margin-right="0cm" fo:text-indent="0cm"/>
    </style:style>
    <style:style style:family="text" style:name="T27">
      <style:text-properties fo:color="#000000" fo:font-family="Times New Roman" fo:font-size="15pt" style:text-underline-type="none" style:text-underline-width="auto"/>
    </style:style>
    <style:style style:parent-style-name="603" style:list-style-name="WWNum1" style:family="paragraph" style:name="P42">
      <style:text-properties fo:font-family="Times New Roman" fo:font-size="15pt"/>
      <style:paragraph-properties fo:text-align="left"/>
    </style:style>
    <style:style style:family="text" style:name="T28">
      <style:text-properties fo:color="#000000" fo:font-family="Times New Roman" fo:font-size="15pt" style:text-underline-type="none" style:text-underline-width="auto"/>
    </style:style>
    <style:style style:parent-style-name="603" style:list-style-name="WWNum1" style:family="paragraph" style:name="P43">
      <style:text-properties fo:font-family="Times New Roman" fo:font-size="15pt"/>
      <style:paragraph-properties fo:text-align="left"/>
    </style:style>
    <style:style style:family="text" style:name="T29">
      <style:text-properties fo:color="#000000" fo:font-family="Times New Roman" fo:font-size="15pt" style:text-underline-type="none" style:text-underline-width="auto"/>
    </style:style>
    <style:style style:family="text" style:name="T30">
      <style:text-properties fo:color="#000000" fo:font-family="Times New Roman" fo:font-size="15pt" style:text-underline-type="none" style:text-underline-width="auto"/>
    </style:style>
    <style:style style:parent-style-name="603" style:list-style-name="WWNum1" style:family="paragraph" style:name="P44">
      <style:text-properties fo:font-family="Times New Roman" fo:font-size="15pt"/>
      <style:paragraph-properties fo:text-align="left"/>
    </style:style>
    <style:style style:family="text" style:name="T31">
      <style:text-properties fo:color="#000000" fo:font-family="Times New Roman" fo:font-size="15pt" style:text-underline-type="none" style:text-underline-width="auto"/>
    </style:style>
    <style:style style:parent-style-name="603" style:list-style-name="WWNum1" style:family="paragraph" style:name="P45">
      <style:text-properties fo:font-family="Times New Roman" fo:font-size="15pt"/>
      <style:paragraph-properties fo:text-align="left"/>
    </style:style>
    <style:style style:family="text" style:name="T32">
      <style:text-properties fo:color="#000000" fo:font-family="Times New Roman" fo:font-size="15pt" style:text-underline-type="none" style:text-underline-width="auto"/>
    </style:style>
    <style:style style:parent-style-name="603" style:list-style-name="WWNum1" style:family="paragraph" style:name="P46">
      <style:text-properties fo:font-family="Times New Roman" fo:font-size="15pt"/>
      <style:paragraph-properties fo:text-align="left"/>
    </style:style>
    <style:style style:family="text" style:name="T33">
      <style:text-properties fo:color="#000000" fo:font-family="Times New Roman" fo:font-size="15pt" style:text-underline-type="none" style:text-underline-width="auto"/>
    </style:style>
    <style:style style:parent-style-name="603" style:list-style-name="WWNum1" style:family="paragraph" style:name="P47">
      <style:text-properties fo:font-family="Times New Roman" fo:font-size="15pt"/>
      <style:paragraph-properties fo:text-align="left"/>
    </style:style>
    <style:style style:family="text" style:name="T34">
      <style:text-properties fo:color="#000000" fo:font-family="Times New Roman" fo:font-size="15pt" style:text-underline-type="none" style:text-underline-width="auto"/>
    </style:style>
    <style:style style:parent-style-name="603" style:list-style-name="WWNum1" style:family="paragraph" style:name="P48">
      <style:text-properties fo:font-family="Times New Roman" fo:font-size="15pt"/>
      <style:paragraph-properties/>
    </style:style>
    <style:style style:family="text" style:name="T35">
      <style:text-properties fo:color="#000000" fo:font-family="Times New Roman" fo:font-size="15pt" style:text-underline-type="none" style:text-underline-width="auto"/>
    </style:style>
    <style:style style:parent-style-name="603" style:family="paragraph" style:name="P49">
      <style:text-properties fo:font-family="Times New Roman" fo:font-size="15pt"/>
      <style:paragraph-properties/>
    </style:style>
    <style:style style:family="text" style:name="T36">
      <style:text-properties fo:color="#000000" fo:font-family="Times New Roman" fo:font-size="15pt" style:text-underline-type="none" style:text-underline-width="auto"/>
    </style:style>
    <style:style style:parent-style-name="603" style:family="paragraph" style:name="P50">
      <style:text-properties fo:color="#000000" fo:font-family="Times New Roman" fo:font-size="15pt" style:text-underline-type="none" style:text-underline-width="auto"/>
      <style:paragraph-properties/>
    </style:style>
    <style:style style:family="text" style:name="T37">
      <style:text-properties fo:color="#000000" fo:font-family="Times New Roman" fo:font-size="15pt" style:text-underline-type="none" style:text-underline-width="auto"/>
    </style:style>
    <style:style style:parent-style-name="603" style:family="paragraph" style:name="P51">
      <style:text-properties fo:color="#000000" fo:font-family="Times New Roman" fo:font-size="15pt" style:text-underline-type="none" style:text-underline-width="auto"/>
      <style:paragraph-properties/>
    </style:style>
    <style:style style:family="text" style:name="T38">
      <style:text-properties fo:color="#000000" fo:font-family="Times New Roman" fo:font-size="15pt" style:text-underline-type="none" style:text-underline-width="auto"/>
    </style:style>
    <style:style style:family="text" style:name="T39">
      <style:text-properties fo:color="#000000" fo:font-family="Times New Roman" fo:font-size="15pt" style:text-underline-type="none" style:text-underline-width="auto"/>
    </style:style>
    <style:style style:parent-style-name="603" style:family="paragraph" style:name="P52">
      <style:text-properties fo:color="#000000" fo:font-family="Times New Roman" fo:font-size="15pt" style:text-underline-type="none" style:text-underline-width="auto"/>
      <style:paragraph-properties/>
    </style:style>
    <style:style style:family="text" style:name="T40">
      <style:text-properties fo:color="#000000" fo:font-family="Times New Roman" fo:font-size="15pt" style:text-underline-type="none" style:text-underline-width="auto"/>
    </style:style>
    <style:style style:family="text" style:name="T41">
      <style:text-properties fo:color="#000000" fo:font-family="Times New Roman" fo:font-size="15pt" style:text-underline-type="none" style:text-underline-width="auto"/>
    </style:style>
    <style:style style:parent-style-name="603" style:family="paragraph" style:name="P53">
      <style:text-properties fo:font-family="Times New Roman" fo:font-size="15pt"/>
      <style:paragraph-properties/>
    </style:style>
    <style:style style:family="text" style:name="T42">
      <style:text-properties fo:font-family="Times New Roman" fo:font-size="15pt"/>
    </style:style>
    <style:style style:family="text" style:name="T43">
      <style:text-properties fo:font-family="Times New Roman" fo:font-size="15pt"/>
    </style:style>
    <style:style style:parent-style-name="603" style:family="paragraph" style:name="P54">
      <style:text-properties fo:font-family="Times New Roman" fo:font-size="15pt"/>
      <style:paragraph-properties/>
    </style:style>
    <style:style style:family="text" style:name="T44">
      <style:text-properties fo:color="#000000" fo:font-family="Times New Roman" fo:font-size="15pt" style:text-underline-type="none" style:text-underline-width="auto"/>
    </style:style>
    <style:style style:family="text" style:name="T45">
      <style:text-properties fo:color="#000000" fo:font-family="Times New Roman" fo:font-size="15pt" style:text-underline-type="none" style:text-underline-width="auto"/>
    </style:style>
    <style:style style:family="text" style:name="T46">
      <style:text-properties fo:color="#000000" fo:font-family="Times New Roman" fo:font-size="15pt" style:text-underline-type="none" style:text-underline-width="auto"/>
    </style:style>
    <style:style style:family="text" style:name="T47">
      <style:text-properties fo:color="#000000" fo:font-family="Times New Roman" fo:font-size="15pt" style:text-underline-type="none" style:text-underline-width="auto"/>
    </style:style>
  </office:automatic-styles>
  <office:body>
    <office:text text:use-soft-page-breaks="true">
      <text:p text:style-name="P39"><text:span text:style-name="T25">Ordre Création Vue</text:span><text:span/></text:p>
      <text:p text:style-name="P40"><text:span text:style-name="T26"/><text:span/></text:p>
      <text:p text:style-name="P41"><text:span text:style-name="T27"/><text:span/></text:p>
      <text:list text:style-name="WWNum1" text:continue-numbering="true">
        <text:list-item>
          <text:p text:style-name="P42"><text:span text:style-name="T28">Projet</text:span><text:span/></text:p>
        </text:list-item>
        <text:list-item>
          <text:p text:style-name="P43"><text:span text:style-name="T29">T</text:span><text:span text:style-name="T30">ableau</text:span><text:span/></text:p>
        </text:list-item>
        <text:list-item>
          <text:p text:style-name="P44"><text:span text:style-name="T31">Membres</text:span><text:span/></text:p>
        </text:list-item>
        <text:list-item>
          <text:p text:style-name="P45"><text:span text:style-name="T32">ListCarte</text:span><text:span/></text:p>
        </text:list-item>
        <text:list-item>
          <text:p text:style-name="P46"><text:span text:style-name="T33">Carte</text:span><text:span/></text:p>
        </text:list-item>
        <text:list-item>
          <text:p text:style-name="P47"><text:span text:style-name="T34">Commentaire </text:span><text:span/></text:p>
        </text:list-item>
        <text:list-item>
          <text:p text:style-name="P48"><text:span text:style-name="T35">Étiquette</text:span><text:span/></text:p>
        </text:list-item>
      </text:list>
      <text:p text:style-name="P49"><text:span text:style-name="T36"/><text:span/></text:p>
      <text:p text:style-name="P50"><text:span text:style-name="T37">Faire une classe pour les boutons.</text:span><text:span/></text:p>
      <text:p text:style-name="P51"><text:span text:style-name="T38"/><text:span text:style-name="T39"/></text:p>
      <text:p text:style-name="P52"><text:span text:style-name="T40">3 panels ayant chacun plusieurs grilles.</text:span><text:span text:style-name="T41"/></text:p>
      <text:p text:style-name="P53"><text:span text:style-name="T42"/><text:span text:style-name="T43"/></text:p>
      <text:p text:style-name="P54"><text:span text:style-name="T44"/><text:span text:style-name="T45">https://replit.com/join/lyogljikia-nathanahoussi50</text:span><text:span text:style-name="T46"/><text:span text:style-name="T4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/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/>
    <style:style style:parent-style-name="607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11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11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02">
      <style:text-properties fo:color="#000000" fo:font-family="Liberation Serif" style:font-family-asian="NSimSun" style:font-family-complex="Lucida Sans" fo:font-size="12pt" fo:language="fr" fo:country="FR"/>
      <style:paragraph-properties/>
    </style:style>
    <style:style style:parent-style-name="602" style:display-name="Standard" style:family="paragraph" style:name="603">
      <style:text-properties/>
      <style:paragraph-properties/>
    </style:style>
    <style:style style:parent-style-name="603" style:display-name="Heading" style:family="paragraph" style:name="604">
      <style:text-properties fo:font-family="Liberation Sans" style:font-family-asian="Microsoft YaHei" style:font-family-complex="Lucida Sans" fo:font-size="14pt"/>
      <style:paragraph-properties fo:margin-top="12pt" fo:margin-bottom="6pt"/>
    </style:style>
    <style:style style:parent-style-name="603" style:display-name="Text body" style:family="paragraph" style:name="605">
      <style:paragraph-properties fo:line-height="115%" fo:margin-top="0pt" fo:margin-bottom="7pt"/>
    </style:style>
    <style:style style:parent-style-name="605" style:display-name="List" style:family="paragraph" style:name="606">
      <style:text-properties style:font-family-complex="Lucida Sans"/>
    </style:style>
    <style:style style:parent-style-name="603" style:display-name="Caption" style:family="paragraph" style:name="607">
      <style:text-properties style:font-family-complex="Lucida Sans" fo:font-size="12pt" fo:font-style="italic"/>
      <style:paragraph-properties fo:margin-top="6pt" fo:margin-bottom="6pt"/>
    </style:style>
    <style:style style:parent-style-name="603" style:display-name="Index" style:family="paragraph" style:name="608">
      <style:text-properties style:font-family-complex="Lucida Sans"/>
    </style:style>
    <style:style style:parent-style-name="602" style:display-name="Numbering Symbols" style:family="text" style:name="609"/>
    <style:style style:class="default" style:display-name="Default Paragraph Font" style:family="text" style:name="659"/>
    <text:list-style style:name="WWNum1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49</meta:generator>
    <meta:initial-creator/>
    <meta:creation-date/>
    <meta:editing-cycles/>
    <meta:editing-duration/>
    <dc:date/>
    <dc:creator/>
    <meta:document-statistic/>
  </office:meta>
</office:document-meta>
</file>